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FD000002FEEEED47A2898D97F1.png" manifest:media-type="image/png"/>
  <manifest:file-entry manifest:full-path="Pictures/10000000000003FD000002FE5EB4C29D4B7BFE19.png" manifest:media-type="image/png"/>
  <manifest:file-entry manifest:full-path="Pictures/10000201000003FC000002FE34EE477067800E1D.png" manifest:media-type="image/png"/>
  <manifest:file-entry manifest:full-path="Pictures/10000000000003FB000002FEB528F9131CE9C53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3-title">
      <style:graphic-properties draw:auto-grow-height="true" fo:min-height="2.629cm"/>
      <style:paragraph-properties style:writing-mode="lr-tb"/>
    </style:style>
    <style:style style:name="pr4" style:family="presentation" style:parent-style-name="Forestbird3-outline1">
      <style:graphic-properties fo:min-height="11.929cm"/>
      <style:paragraph-properties style:writing-mode="lr-tb"/>
    </style:style>
    <style:style style:name="pr5" style:family="presentation" style:parent-style-name="Forestbird3-outline1">
      <style:graphic-properties fo:min-height="8.885cm"/>
      <style:paragraph-properties style:writing-mode="lr-tb"/>
    </style:style>
    <style:style style:name="pr6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3-title">
      <style:graphic-properties draw:auto-grow-height="true" fo:min-height="5.215cm"/>
      <style:paragraph-properties style:writing-mode="lr-tb"/>
    </style:style>
    <style:style style:name="P1" style:family="paragraph">
      <style:text-properties fo:font-size="23.8999996185303pt"/>
    </style:style>
    <style:style style:name="P2" style:family="paragraph">
      <loext:graphic-properties draw:fill-color="#ffffff"/>
      <style:text-properties fo:font-size="23.8999996185303pt"/>
    </style:style>
    <style:style style:name="P3" style:family="paragraph">
      <loext:graphic-properties draw:fill-color="#ffffff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margin-left="0cm" fo:margin-right="0cm" fo:margin-top="0.37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94.0999984741211pt" style:text-underline-style="solid" style:text-underline-width="auto" style:text-underline-color="font-color" fo:font-weight="bold" style:font-size-asian="94.0999984741211pt" style:font-weight-asian="bold" style:font-size-complex="94.0999984741211pt" style:font-weight-complex="bold"/>
    </style:style>
    <style:style style:name="T2" style:family="text">
      <style:text-properties fo:font-size="26pt" style:font-size-asian="20pt" style:font-size-complex="20pt"/>
    </style:style>
    <style:style style:name="T3" style:family="text">
      <style:text-properties fo:font-size="36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3.8999996185303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T5" style:family="text">
      <style:text-properties fo:font-size="28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use-window-font-color="true" style:text-underline-style="none" fo:font-weight="bold" style:font-weight-asian="bold" style:font-weight-complex="bold"/>
    </style:style>
    <style:style style:name="T9" style:family="text">
      <style:text-properties fo:font-size="20pt" style:font-size-asian="15pt" style:font-size-complex="1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solid" style:text-underline-width="auto" style:text-underline-color="font-color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size="20pt" style:text-underline-style="none" style:font-size-asian="20pt" style:font-size-complex="20pt"/>
    </style:style>
    <style:style style:name="T12" style:family="text">
      <style:text-properties fo:font-size="32pt" style:text-underline-style="none" style:font-size-asian="32pt" style:font-size-complex="32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32">
        <office:forms form:automatic-focus="false" form:apply-design-mode="false"/>
        <draw:frame presentation:style-name="pr1" draw:text-style-name="P2" draw:layer="layout" svg:width="25.198cm" svg:height="12.19cm" svg:x="1.4cm" svg:y="0.625cm" presentation:class="subtitle">
          <draw:text-box>
            <text:p text:style-name="P1"><text:span text:style-name="T1">glep</text:span></text:p>
            <text:p text:style-name="P1"><text:span text:style-name="T2">Game Design Doc </text:span></text:p>
            <text:p text:style-name="P1"><text:span text:style-name="T2">v0.0.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orestbird3" presentation:presentation-page-layout-name="AL2T3">
        <office:forms form:automatic-focus="false" form:apply-design-mode="false"/>
        <draw:frame presentation:style-name="pr3" draw:text-style-name="P4" draw:layer="layout" svg:width="25.198cm" svg:height="2.629cm" svg:x="1.4cm" svg:y="0.625cm" presentation:class="title">
          <draw:text-box>
            <text:p text:style-name="P4"><text:span text:style-name="T3">Table of Contents</text:span></text:p>
          </draw:text-box>
        </draw:frame>
        <draw:frame presentation:style-name="pr4" draw:layer="layout" svg:width="12.296cm" svg:height="9.135cm" svg:x="1.4cm" svg:y="3.681cm" presentation:class="outline">
          <draw:text-box>
            <text:list text:style-name="L2">
              <text:list-item>
                <text:p>Intro</text:p>
              </text:list-item>
              <text:list-item>
                <text:p>Inspiration</text:p>
              </text:list-item>
              <text:list-item>
                <text:p>Key Features</text:p>
              </text:list-item>
              <text:list-item>
                <text:p>Depth</text:p>
              </text:list-item>
              <text:list-item>
                <text:p text:style-name="P5"><text:span text:style-name="T4">Reward System</text:span></text:p>
              </text:list-item>
              <text:list-item>
                <text:p>Deployment</text:p>
              </text:list-item>
            </text:list>
          </draw:text-box>
        </draw:frame>
        <draw:frame presentation:style-name="pr5" draw:layer="layout" svg:width="12.296cm" svg:height="9.135cm" svg:x="14.312cm" svg:y="3.681cm" presentation:class="outline" presentation:user-transformed="true">
          <draw:text-box>
            <text:p text:style-name="P5"><text:span text:style-name="T5"/></text:p>
            <text:p text:style-name="P5"><text:span text:style-name="T6">glep is a modular and flexible </text:span><text:span text:style-name="T6">Game/Editor</text:span></text:p>
            <text:p text:style-name="P5"><text:span text:style-name="T6"/></text:p>
            <text:p><text:span text:style-name="T6">On this editor I will build my </text:span><text:span text:style-name="T6">Magic Artillery Siege Gam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orestbird3" presentation:presentation-page-layout-name="AL2T3">
        <office:forms form:automatic-focus="false" form:apply-design-mode="false"/>
        <draw:frame presentation:style-name="pr3" draw:text-style-name="P4" draw:layer="layout" svg:width="25.198cm" svg:height="2.629cm" svg:x="1.4cm" svg:y="0.625cm" presentation:class="title">
          <draw:text-box>
            <text:p text:style-name="P4"><text:span text:style-name="T7">Intro</text:span></text:p>
          </draw:text-box>
        </draw:frame>
        <draw:frame presentation:style-name="pr4" draw:layer="layout" svg:width="12.296cm" svg:height="9.135cm" svg:x="1.4cm" svg:y="3.681cm" presentation:class="outline">
          <draw:text-box>
            <text:p>Editor:</text:p>
            <text:list text:style-name="L2">
              <text:list-item>
                <text:p>The Editor will allow everyone to create his own game.</text:p>
              </text:list-item>
              <text:list-item>
                <text:p>Modders shouldnt be restricted to just the provided Nodes</text:p>
              </text:list-item>
            </text:list>
          </draw:text-box>
        </draw:frame>
        <draw:frame presentation:style-name="pr4" draw:layer="layout" svg:width="12.296cm" svg:height="9.135cm" svg:x="14.312cm" svg:y="3.681cm" presentation:class="outline">
          <draw:text-box>
            <text:p>Game:</text:p>
            <text:list text:style-name="L2">
              <text:list-item>
                <text:p>Explore, gather resources</text:p>
              </text:list-item>
              <text:list-item>
                <text:p>Craft Spells, Buildings</text:p>
              </text:list-item>
              <text:list-item>
                <text:p>Terraform</text:p>
              </text:list-item>
              <text:list-item>
                <text:p>Siege the enemy base , kinda like in most MOBA’s</text:p>
              </text:list-item>
              <text:list-item>
                <text:p>Dangerous Cree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orestbird3" presentation:presentation-page-layout-name="AL2T3">
        <office:forms form:automatic-focus="false" form:apply-design-mode="false"/>
        <draw:frame presentation:style-name="pr3" draw:text-style-name="P4" draw:layer="layout" svg:width="25.198cm" svg:height="2.629cm" svg:x="1.4cm" svg:y="0.625cm" presentation:class="title">
          <draw:text-box>
            <text:p text:style-name="P4"><text:span text:style-name="T7">Inspiration</text:span></text:p>
          </draw:text-box>
        </draw:frame>
        <draw:frame presentation:style-name="pr4" draw:layer="layout" svg:width="12.296cm" svg:height="9.135cm" svg:x="1.4cm" svg:y="3.681cm" presentation:class="outline">
          <draw:text-box>
            <text:p>Inspired by:</text:p>
            <text:list text:style-name="L2">
              <text:list-item>
                <text:p>Battletanks</text:p>
              </text:list-item>
              <text:list-item>
                <text:p>Garry’s Mod</text:p>
              </text:list-item>
              <text:list-item>
                <text:p>Wurm Online</text:p>
              </text:list-item>
              <text:list-item>
                <text:p>Factorio / Satisfactory</text:p>
              </text:list-item>
              <text:list-item>
                <text:p>Smite</text:p>
              </text:list-item>
              <text:list-item>
                <text:p>Planetside2 / Battlefield</text:p>
              </text:list-item>
            </text:list>
          </draw:text-box>
        </draw:frame>
        <draw:frame presentation:style-name="pr4" draw:layer="layout" svg:width="12.297cm" svg:height="9.135cm" svg:x="14.309cm" svg:y="3.681cm" presentation:class="outline" presentation:user-transformed="true">
          <draw:text-box>
            <text:p>Feels to avoid:</text:p>
            <text:list text:style-name="L2">
              <text:list-item>
                <text:p>“weak” Editor: </text:p>
                <text:list>
                  <text:list-item>
                    <text:p>fixed GameObjects, Grids,..</text:p>
                  </text:list-item>
                  <text:list-item>
                    <text:p>no custom game logic possible</text:p>
                  </text:list-item>
                </text:list>
              </text:list-item>
              <text:list-item>
                <text:p><text:span text:style-name="T8">Claiming user-created </text:span><text:span text:style-name="T8">content as my property</text:span></text:p>
              </text:list-item>
              <text:list-item>
                <text:p>Dull MOBA and/or Shoo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orestbird3" presentation:presentation-page-layout-name="AL2T3">
        <office:forms form:automatic-focus="false" form:apply-design-mode="false"/>
        <draw:frame presentation:style-name="pr3" draw:text-style-name="P4" draw:layer="layout" svg:width="25.198cm" svg:height="2.629cm" svg:x="1.4cm" svg:y="0.625cm" presentation:class="title">
          <draw:text-box>
            <text:p text:style-name="P4"><text:span text:style-name="T7">Key Features</text:span></text:p>
          </draw:text-box>
        </draw:frame>
        <draw:frame presentation:style-name="pr4" draw:layer="layout" svg:width="12.297cm" svg:height="9.135cm" svg:x="1.4cm" svg:y="3.681cm" presentation:class="outline" presentation:user-transformed="true">
          <draw:text-box>
            <text:p>Editor:</text:p>
            <text:list text:style-name="L2">
              <text:list-item>
                <text:p>A different Editor Experience</text:p>
              </text:list-item>
              <text:list-item>
                <text:p>Should allow a huge degree of freedom</text:p>
              </text:list-item>
              <text:list-item>
                <text:p>Enough good Tools to enable passionate non-gamedevelopers</text:p>
              </text:list-item>
            </text:list>
          </draw:text-box>
        </draw:frame>
        <draw:frame presentation:style-name="pr4" draw:layer="layout" svg:width="12.296cm" svg:height="9.135cm" svg:x="14.312cm" svg:y="3.681cm" presentation:class="outline">
          <draw:text-box>
            <text:p>Game:</text:p>
            <text:list text:style-name="L2">
              <text:list-item>
                <text:p>Terraforming</text:p>
              </text:list-item>
              <text:list-item>
                <text:p>Adjustable Weapons</text:p>
              </text:list-item>
              <text:list-item>
                <text:p>Building</text:p>
              </text:list-item>
              <text:list-item>
                <text:p>Resourcemanagement</text:p>
              </text:list-item>
              <text:list-item>
                <text:p>Crafting</text:p>
              </text:list-item>
              <text:list-item>
                <text:p>Cree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orestbird3" presentation:presentation-page-layout-name="AL3T1">
        <office:forms form:automatic-focus="false" form:apply-design-mode="false"/>
        <draw:frame presentation:style-name="pr3" draw:layer="layout" svg:width="25.198cm" svg:height="2.629cm" svg:x="1.4cm" svg:y="0.625cm" presentation:class="title">
          <draw:text-box>
            <text:p>Editor</text:p>
          </draw:text-box>
        </draw:frame>
        <draw:frame presentation:style-name="pr4" draw:layer="layout" svg:width="25.198cm" svg:height="9.135cm" svg:x="1.4cm" svg:y="3.681cm" presentation:class="outline">
          <draw:text-box>
            <text:p>Enable Players to create their custom games with easy to use Tools:</text:p>
            <text:list text:style-name="L2">
              <text:list-item>
                <text:p><text:span text:style-name="T9">Terraforming Tool: makes use of </text:span><text:span text:style-name="T9">the CSG Tools in Godot to create</text:span></text:p>
              </text:list-item>
              <text:list-item>
                <text:p><text:span text:style-name="T9">Texture Tool: Select and apply </text:span><text:span text:style-name="T9">Texture</text:span></text:p>
              </text:list-item>
              <text:list-item>
                <text:p><text:span text:style-name="T9">Placement Tool: allows you to </text:span><text:span text:style-name="T9">place assets into the scene</text:span></text:p>
              </text:list-item>
              <text:list-item>
                <text:p><text:span text:style-name="T9">Edit GameObject: open the GO </text:span><text:span text:style-name="T9">and edit its Nodes</text:span></text:p>
              </text:list-item>
            </text:list>
            <text:p>Make it possible to implement their own custom game logic and import their own assets.</text:p>
            <text:p>Implementation of “compiling” their game: Through node cre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orestbird3" presentation:presentation-page-layout-name="AL3T1">
        <office:forms form:automatic-focus="false" form:apply-design-mode="false"/>
        <draw:frame presentation:style-name="pr3" draw:layer="layout" svg:width="25.198cm" svg:height="2.629cm" svg:x="1.4cm" svg:y="0.625cm" presentation:class="title">
          <draw:text-box>
            <text:p><text:tab/>Game</text:p>
          </draw:text-box>
        </draw:frame>
        <draw:frame presentation:style-name="pr4" draw:layer="layout" svg:width="25.198cm" svg:height="9.135cm" svg:x="1.396cm" svg:y="3.681cm" presentation:class="outline" presentation:user-transformed="true">
          <draw:text-box>
            <text:p>Start in own Base, it has a core, towers, walls, creep barracks and upgrade buildings.</text:p>
            <text:p>Gather resources, craft weapons, upgrade buildings, fight neutrals for better resources to get better upgrades.</text:p>
            <text:p><text:span text:style-name="T7">Player count:</text:span> 5-10 per team?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orestbird3" presentation:presentation-page-layout-name="AL2T3">
        <office:forms form:automatic-focus="false" form:apply-design-mode="false"/>
        <draw:frame presentation:style-name="pr7" draw:text-style-name="P4" draw:layer="layout" svg:width="25.198cm" svg:height="5.215cm" svg:x="1.4cm" svg:y="-0.664cm" presentation:class="title" presentation:user-transformed="true">
          <draw:text-box>
            <text:p text:style-name="P4"><text:span text:style-name="T10">Depth</text:span><text:span text:style-name="T10"><text:line-break/></text:span><text:span text:style-name="T11">Depth is one of the most important Aspects of my creations.</text:span></text:p>
          </draw:text-box>
        </draw:frame>
        <draw:frame presentation:style-name="pr4" draw:layer="layout" svg:width="12.297cm" svg:height="9.135cm" svg:x="1.396cm" svg:y="3.681cm" presentation:class="outline" presentation:user-transformed="true">
          <draw:text-box>
            <text:p><text:span text:style-name="T12">Editor</text:span>:</text:p>
            <text:p><text:span text:style-name="T13">Being able to create your own Nodes </text:span><text:span text:style-name="T13">with your own Code and game logic.</text:span></text:p>
            <text:p><text:span text:style-name="T13">Several Tools that will provide ease of </text:span><text:span text:style-name="T13">use.</text:span></text:p>
            <text:p/>
          </draw:text-box>
        </draw:frame>
        <draw:frame presentation:style-name="pr4" draw:layer="layout" svg:width="12.297cm" svg:height="9.135cm" svg:x="14.309cm" svg:y="3.681cm" presentation:class="outline" presentation:user-transformed="true">
          <draw:text-box>
            <text:p text:style-name="P7"><text:span text:style-name="T12">Game:</text:span></text:p>
            <text:p text:style-name="P7"><text:span text:style-name="T13">Higher Tier resources are protected </text:span><text:span text:style-name="T13">by Neutrals.</text:span></text:p>
            <text:p text:style-name="P7"><text:span text:style-name="T13">You can upgrade your creeps attack, </text:span><text:span text:style-name="T13">defense or even add barracks </text:span><text:span text:style-name="T13">yourself</text:span></text:p>
            <text:p text:style-name="P7"><text:span text:style-name="T13">Being able to build your own </text:span><text:span text:style-name="T13">Structures</text:span></text:p>
            <text:p text:style-name="P7"><text:span text:style-name="T13">Terraforming provides another layer of </text:span><text:span text:style-name="T13">depth.</text:span></text:p>
            <text:p text:style-name="P7"><text:span text:style-name="T13">Resource management.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orestbird3" presentation:presentation-page-layout-name="AL2T3">
        <office:forms form:automatic-focus="false" form:apply-design-mode="false"/>
        <draw:frame presentation:style-name="pr3" draw:text-style-name="P4" draw:layer="layout" svg:width="25.198cm" svg:height="2.629cm" svg:x="1.4cm" svg:y="0.625cm" presentation:class="title">
          <draw:text-box>
            <text:p text:style-name="P4"><text:span text:style-name="T7">Reward System</text:span></text:p>
          </draw:text-box>
        </draw:frame>
        <draw:frame presentation:style-name="pr4" draw:layer="layout" svg:width="12.297cm" svg:height="9.135cm" svg:x="1.4cm" svg:y="3.681cm" presentation:class="outline" presentation:user-transformed="true">
          <draw:text-box>
            <text:p>Editor:</text:p>
            <text:list text:style-name="L2">
              <text:list-item>
                <text:p><text:span text:style-name="T2">Custom games should be </text:span><text:span text:style-name="T2">shareable at some Point </text:span><text:span text:style-name="T2">and receive Rating.</text:span></text:p>
              </text:list-item>
              <text:list-item>
                <text:p><text:span text:style-name="T2">Fun :D</text:span></text:p>
              </text:list-item>
            </text:list>
          </draw:text-box>
        </draw:frame>
        <draw:frame presentation:style-name="pr4" draw:layer="layout" svg:width="12.296cm" svg:height="9.135cm" svg:x="14.312cm" svg:y="3.681cm" presentation:class="outline">
          <draw:text-box>
            <text:p>Game:</text:p>
            <text:list text:style-name="L2">
              <text:list-item>
                <text:p><text:span text:style-name="T2">MMR System will be </text:span><text:span text:style-name="T2">implemented over time and </text:span><text:span text:style-name="T2">create a fair Distribution.</text:span></text:p>
              </text:list-item>
              <text:list-item>
                <text:p><text:span text:style-name="T2">Avoid having MMR-Hel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orestbird3" presentation:presentation-page-layout-name="AL3T1">
        <office:forms form:automatic-focus="false" form:apply-design-mode="false"/>
        <draw:frame presentation:style-name="pr3" draw:text-style-name="P4" draw:layer="layout" svg:width="25.198cm" svg:height="2.629cm" svg:x="1.4cm" svg:y="0.625cm" presentation:class="title">
          <draw:text-box>
            <text:p text:style-name="P4"><text:span text:style-name="T7">Deployment</text:span></text:p>
          </draw:text-box>
        </draw:frame>
        <draw:frame presentation:style-name="pr4" draw:layer="layout" svg:width="25.198cm" svg:height="9.135cm" svg:x="1.4cm" svg:y="3.681cm" presentation:class="outline">
          <draw:text-box>
            <text:list text:style-name="L2">
              <text:list-header>
                <text:p text:style-name="P7">glep will be deployed on Linux and Windows.</text:p>
                <text:p text:style-name="P7"/>
                <text:p text:style-name="P7">The primary platform will be PC’s and Laptop’s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295cm" fo:margin-bottom="0cm" fo:text-indent="0cm"/>
      <style:text-properties fo:font-size="20.8999996185303pt"/>
    </style:style>
    <style:style style:name="Forestbird-outline3" style:family="presentation" style:parent-style-name="Forestbird-outline2">
      <style:paragraph-properties fo:margin-left="0cm" fo:margin-right="0cm" fo:margin-top="0.22cm" fo:margin-bottom="0cm" fo:text-indent="0cm"/>
      <style:text-properties fo:font-size="17.8999996185303pt"/>
    </style:style>
    <style:style style:name="Forestbird-outline4" style:family="presentation" style:parent-style-name="Forestbird-outline3">
      <style:paragraph-properties fo:margin-left="0cm" fo:margin-right="0cm" fo:margin-top="0.144cm" fo:margin-bottom="0cm" fo:text-indent="0cm"/>
      <style:text-properties fo:font-size="14.8999996185303pt"/>
    </style:style>
    <style:style style:name="Forestbird-outline5" style:family="presentation" style:parent-style-name="Forestbird-outline4">
      <style:paragraph-properties fo:margin-left="0cm" fo:margin-right="0cm" fo:margin-top="0.07cm" fo:margin-bottom="0cm" fo:text-indent="0cm"/>
      <style:text-properties fo:font-size="14.8999996185303pt"/>
    </style:style>
    <style:style style:name="Forestbird-outline6" style:family="presentation" style:parent-style-name="Forestbird-outline5">
      <style:paragraph-properties fo:margin-left="0cm" fo:margin-right="0cm" fo:margin-top="0.07cm" fo:margin-bottom="0cm" fo:text-indent="0cm"/>
      <style:text-properties fo:font-size="14.8999996185303pt"/>
    </style:style>
    <style:style style:name="Forestbird-outline7" style:family="presentation" style:parent-style-name="Forestbird-outline6">
      <style:paragraph-properties fo:margin-left="0cm" fo:margin-right="0cm" fo:margin-top="0.07cm" fo:margin-bottom="0cm" fo:text-indent="0cm"/>
      <style:text-properties fo:font-size="14.8999996185303pt"/>
    </style:style>
    <style:style style:name="Forestbird-outline8" style:family="presentation" style:parent-style-name="Forestbird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-outline9" style:family="presentation" style:parent-style-name="Forestbird-outline8">
      <style:paragraph-properties fo:margin-left="0cm" fo:margin-right="0cm" fo:margin-top="0.07cm" fo:margin-bottom="0cm" fo:text-indent="0cm"/>
      <style:text-properties fo:font-size="14.8999996185303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295cm" fo:margin-bottom="0cm" fo:text-indent="0cm"/>
      <style:text-properties fo:font-size="20.8999996185303pt"/>
    </style:style>
    <style:style style:name="Forestbird1-outline3" style:family="presentation" style:parent-style-name="Forestbird1-outline2">
      <style:paragraph-properties fo:margin-left="0cm" fo:margin-right="0cm" fo:margin-top="0.22cm" fo:margin-bottom="0cm" fo:text-indent="0cm"/>
      <style:text-properties fo:font-size="17.8999996185303pt"/>
    </style:style>
    <style:style style:name="Forestbird1-outline4" style:family="presentation" style:parent-style-name="Forestbird1-outline3">
      <style:paragraph-properties fo:margin-left="0cm" fo:margin-right="0cm" fo:margin-top="0.144cm" fo:margin-bottom="0cm" fo:text-indent="0cm"/>
      <style:text-properties fo:font-size="14.8999996185303pt"/>
    </style:style>
    <style:style style:name="Forestbird1-outline5" style:family="presentation" style:parent-style-name="Forestbird1-outline4">
      <style:paragraph-properties fo:margin-left="0cm" fo:margin-right="0cm" fo:margin-top="0.07cm" fo:margin-bottom="0cm" fo:text-indent="0cm"/>
      <style:text-properties fo:font-size="14.8999996185303pt"/>
    </style:style>
    <style:style style:name="Forestbird1-outline6" style:family="presentation" style:parent-style-name="Forestbird1-outline5">
      <style:paragraph-properties fo:margin-left="0cm" fo:margin-right="0cm" fo:margin-top="0.07cm" fo:margin-bottom="0cm" fo:text-indent="0cm"/>
      <style:text-properties fo:font-size="14.8999996185303pt"/>
    </style:style>
    <style:style style:name="Forestbird1-outline7" style:family="presentation" style:parent-style-name="Forestbird1-outline6">
      <style:paragraph-properties fo:margin-left="0cm" fo:margin-right="0cm" fo:margin-top="0.07cm" fo:margin-bottom="0cm" fo:text-indent="0cm"/>
      <style:text-properties fo:font-size="14.8999996185303pt"/>
    </style:style>
    <style:style style:name="Forestbird1-outline8" style:family="presentation" style:parent-style-name="Forestbird1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1-outline9" style:family="presentation" style:parent-style-name="Forestbird1-outline8">
      <style:paragraph-properties fo:margin-left="0cm" fo:margin-right="0cm" fo:margin-top="0.07cm" fo:margin-bottom="0cm" fo:text-indent="0cm"/>
      <style:text-properties fo:font-size="14.8999996185303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295cm" fo:margin-bottom="0cm" fo:text-indent="0cm"/>
      <style:text-properties fo:font-size="20.8999996185303pt"/>
    </style:style>
    <style:style style:name="Forestbird2-outline3" style:family="presentation" style:parent-style-name="Forestbird2-outline2">
      <style:paragraph-properties fo:margin-left="0cm" fo:margin-right="0cm" fo:margin-top="0.22cm" fo:margin-bottom="0cm" fo:text-indent="0cm"/>
      <style:text-properties fo:font-size="17.8999996185303pt"/>
    </style:style>
    <style:style style:name="Forestbird2-outline4" style:family="presentation" style:parent-style-name="Forestbird2-outline3">
      <style:paragraph-properties fo:margin-left="0cm" fo:margin-right="0cm" fo:margin-top="0.144cm" fo:margin-bottom="0cm" fo:text-indent="0cm"/>
      <style:text-properties fo:font-size="14.8999996185303pt"/>
    </style:style>
    <style:style style:name="Forestbird2-outline5" style:family="presentation" style:parent-style-name="Forestbird2-outline4">
      <style:paragraph-properties fo:margin-left="0cm" fo:margin-right="0cm" fo:margin-top="0.07cm" fo:margin-bottom="0cm" fo:text-indent="0cm"/>
      <style:text-properties fo:font-size="14.8999996185303pt"/>
    </style:style>
    <style:style style:name="Forestbird2-outline6" style:family="presentation" style:parent-style-name="Forestbird2-outline5">
      <style:paragraph-properties fo:margin-left="0cm" fo:margin-right="0cm" fo:margin-top="0.07cm" fo:margin-bottom="0cm" fo:text-indent="0cm"/>
      <style:text-properties fo:font-size="14.8999996185303pt"/>
    </style:style>
    <style:style style:name="Forestbird2-outline7" style:family="presentation" style:parent-style-name="Forestbird2-outline6">
      <style:paragraph-properties fo:margin-left="0cm" fo:margin-right="0cm" fo:margin-top="0.07cm" fo:margin-bottom="0cm" fo:text-indent="0cm"/>
      <style:text-properties fo:font-size="14.8999996185303pt"/>
    </style:style>
    <style:style style:name="Forestbird2-outline8" style:family="presentation" style:parent-style-name="Forestbird2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2-outline9" style:family="presentation" style:parent-style-name="Forestbird2-outline8">
      <style:paragraph-properties fo:margin-left="0cm" fo:margin-right="0cm" fo:margin-top="0.07cm" fo:margin-bottom="0cm" fo:text-indent="0cm"/>
      <style:text-properties fo:font-size="14.8999996185303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295cm" fo:margin-bottom="0cm" fo:text-indent="0cm"/>
      <style:text-properties fo:font-size="20.8999996185303pt"/>
    </style:style>
    <style:style style:name="Forestbird3-outline3" style:family="presentation" style:parent-style-name="Forestbird3-outline2">
      <style:paragraph-properties fo:margin-left="0cm" fo:margin-right="0cm" fo:margin-top="0.22cm" fo:margin-bottom="0cm" fo:text-indent="0cm"/>
      <style:text-properties fo:font-size="17.8999996185303pt"/>
    </style:style>
    <style:style style:name="Forestbird3-outline4" style:family="presentation" style:parent-style-name="Forestbird3-outline3">
      <style:paragraph-properties fo:margin-left="0cm" fo:margin-right="0cm" fo:margin-top="0.144cm" fo:margin-bottom="0cm" fo:text-indent="0cm"/>
      <style:text-properties fo:font-size="14.8999996185303pt"/>
    </style:style>
    <style:style style:name="Forestbird3-outline5" style:family="presentation" style:parent-style-name="Forestbird3-outline4">
      <style:paragraph-properties fo:margin-left="0cm" fo:margin-right="0cm" fo:margin-top="0.07cm" fo:margin-bottom="0cm" fo:text-indent="0cm"/>
      <style:text-properties fo:font-size="14.8999996185303pt"/>
    </style:style>
    <style:style style:name="Forestbird3-outline6" style:family="presentation" style:parent-style-name="Forestbird3-outline5">
      <style:paragraph-properties fo:margin-left="0cm" fo:margin-right="0cm" fo:margin-top="0.07cm" fo:margin-bottom="0cm" fo:text-indent="0cm"/>
      <style:text-properties fo:font-size="14.8999996185303pt"/>
    </style:style>
    <style:style style:name="Forestbird3-outline7" style:family="presentation" style:parent-style-name="Forestbird3-outline6">
      <style:paragraph-properties fo:margin-left="0cm" fo:margin-right="0cm" fo:margin-top="0.07cm" fo:margin-bottom="0cm" fo:text-indent="0cm"/>
      <style:text-properties fo:font-size="14.8999996185303pt"/>
    </style:style>
    <style:style style:name="Forestbird3-outline8" style:family="presentation" style:parent-style-name="Forestbird3-outline7">
      <style:paragraph-properties fo:margin-left="0cm" fo:margin-right="0cm" fo:margin-top="0.07cm" fo:margin-bottom="0cm" fo:text-indent="0cm"/>
      <style:text-properties fo:font-size="14.8999996185303pt"/>
    </style:style>
    <style:style style:name="Forestbird3-outline9" style:family="presentation" style:parent-style-name="Forestbird3-outline8">
      <style:paragraph-properties fo:margin-left="0cm" fo:margin-right="0cm" fo:margin-top="0.07cm" fo:margin-bottom="0cm" fo:text-indent="0cm"/>
      <style:text-properties fo:font-size="14.8999996185303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8cm" svg:height="2.629cm" svg:x="1.4cm" svg:y="0.625cm" presentation:class="title" presentation:placeholder="true">
        <draw:text-box/>
      </draw:frame>
      <draw:frame presentation:style-name="Forestbird-outline1" draw:layer="backgroundobjects" svg:width="25.198cm" svg:height="9.135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7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7cm" svg:x="9.572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7cm" svg:x="20.072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8cm" svg:height="2.629cm" svg:x="1.4cm" svg:y="0.625cm" presentation:class="title" presentation:placeholder="true">
        <draw:text-box/>
      </draw:frame>
      <draw:frame presentation:style-name="Forestbird1-outline1" draw:layer="backgroundobjects" svg:width="25.198cm" svg:height="9.135cm" svg:x="1.4cm" svg:y="3.681cm" presentation:class="outline" presentation:placeholder="true">
        <draw:text-box/>
      </draw:frame>
      <draw:frame presentation:style-name="Mpr4" draw:text-style-name="MP2" draw:layer="backgroundobjects" svg:width="6.523cm" svg:height="1.087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7cm" svg:x="9.572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7cm" svg:x="20.072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8cm" svg:height="2.629cm" svg:x="1.4cm" svg:y="0.625cm" presentation:class="title" presentation:placeholder="true">
        <draw:text-box/>
      </draw:frame>
      <draw:frame presentation:style-name="Forestbird2-outline1" draw:layer="backgroundobjects" svg:width="25.198cm" svg:height="9.135cm" svg:x="1.4cm" svg:y="3.681cm" presentation:class="outline" presentation:placeholder="true">
        <draw:text-box/>
      </draw:frame>
      <draw:frame presentation:style-name="Mpr7" draw:text-style-name="MP2" draw:layer="backgroundobjects" svg:width="6.523cm" svg:height="1.087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7cm" svg:x="9.572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7cm" svg:x="20.072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8cm" svg:height="2.629cm" svg:x="1.4cm" svg:y="0.625cm" presentation:class="title" presentation:placeholder="true">
        <draw:text-box/>
      </draw:frame>
      <draw:frame presentation:style-name="Forestbird3-outline1" draw:layer="backgroundobjects" svg:width="25.198cm" svg:height="9.135cm" svg:x="1.4cm" svg:y="3.681cm" presentation:class="outline" presentation:placeholder="true">
        <draw:text-box/>
      </draw:frame>
      <draw:frame presentation:style-name="Mpr10" draw:text-style-name="MP2" draw:layer="backgroundobjects" svg:width="6.523cm" svg:height="1.087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7cm" svg:x="9.572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7cm" svg:x="20.072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8T10:37:39.832210026</meta:creation-date>
    <meta:editing-duration>PT16M21S</meta:editing-duration>
    <meta:editing-cycles>7</meta:editing-cycles>
    <meta:generator>LibreOffice/6.3.4.2$Linux_X86_64 LibreOffice_project/30$Build-2</meta:generator>
    <dc:title>Forestbird</dc:title>
    <dc:date>2020-02-10T11:48:56.643628661</dc:date>
    <meta:document-statistic meta:object-count="99"/>
  </office:meta>
</office:document-meta>
</file>